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0000000E055D3A05AB19430EB.jpg" manifest:media-type="image/jpeg"/>
  <manifest:file-entry manifest:full-path="Pictures/100000000000005E0000005E4BD9F7425E2EA899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e963a" officeooo:paragraph-rsid="000e963a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i chiki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draw:fill-image draw:name="messichikto" xlink:href="Pictures/10000000000000E0000000E055D3A05AB19430E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messichikto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E0000000E055D3A05AB19430EB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messichikto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05:56.730050411</meta:creation-date>
    <dc:date>2022-11-18T09:11:57.530960328</dc:date>
    <meta:editing-duration>PT6M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6.2$Linux_X86_64 LibreOffice_project/30$Build-2</meta:generator>
  </office:meta>
</office:document-meta>
</file>